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972in"/>
    </style:style>
    <style:style style:name="Table1.B" style:family="table-column">
      <style:table-column-properties style:column-width="1.1979in"/>
    </style:style>
    <style:style style:name="Table1.C" style:family="table-column">
      <style:table-column-properties style:column-width="1.0764in"/>
    </style:style>
    <style:style style:name="Table1.D" style:family="table-column">
      <style:table-column-properties style:column-width="0.6333in"/>
    </style:style>
    <style:style style:name="Table1.E" style:family="table-column">
      <style:table-column-properties style:column-width="1.0653in"/>
    </style:style>
    <style:style style:name="Table1.F" style:family="table-column">
      <style:table-column-properties style:column-width="1.156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3">
      <style:text-properties fo:font-style="normal" style:font-style-asian="normal" style:font-style-complex="normal"/>
    </style:style>
    <style:style style:name="P6" style:family="paragraph" style:parent-style-name="Text_20_body" style:list-style-name="L4">
      <style:text-properties fo:font-style="normal" style:font-style-asian="normal" style:font-style-complex="normal"/>
    </style:style>
    <style:style style:name="P7" style:family="paragraph" style:parent-style-name="Text_20_body" style:list-style-name="L7">
      <style:text-properties fo:font-style="normal" style:font-style-asian="normal" style:font-style-complex="normal"/>
    </style:style>
    <style:style style:name="P8" style:family="paragraph" style:parent-style-name="Text_20_body" style:list-style-name="L8">
      <style:text-properties fo:font-style="normal" style:font-style-asian="normal" style:font-style-complex="normal"/>
    </style:style>
    <style:style style:name="P9" style:family="paragraph" style:parent-style-name="Text_20_body" style:list-style-name="L6"/>
    <style:style style:name="P10" style:family="paragraph" style:parent-style-name="Table_20_Contents">
      <style:text-properties fo:font-size="10pt"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18889142151" text:style-name="L1">
        <text:list-item>
          <text:p text:style-name="P1">Main contributions</text:p>
        </text:list-item>
      </text:list>
      <text:list xml:id="list325257960" text:style-name="L2">
        <text:list-item>
          <text:p text:style-name="P2">Using a latent action (mid-level) formulation, knowing the time spanning of actions but not the spatial region associated, allowing more flexibility in using actions without rigid associations with human parts. Emphasize that the accuracy in Composable Activities is (almost) the same as when using the full-annotated dataset, which is amazing. Point out that the step that make the magic is the good initialization of action labels, which is possible since we assign one action to one region, and solve the initialization using a structured version of k-means. Simpler methods for initialization does not work. </text:p>
        </text:list-item>
        <text:list-item>
          <text:p text:style-name="P2">Use multiple linear classifiers per action, as opposed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of atomic sequence for each frame is coupled to a dynamic program, that chains the complete video, and not only to a local max-pooling operation.</text:span></text:p>
        </text:list-item>
        <text:list-item>
          <text:p text:style-name="P4">(To be defined) Use object detectors along with skeleton and trajectory features to bias the search of the actions depending on the object responses near the limbs. The idea is to get CNN features near the arms/hands, to build a useful descriptor that serves as a feature for each region and frame. With these features, we train action classifiers associated to the same action labels. The expected behavior is that structures in the images near the hands/arms bias the action labels, so the actions will be more confident while the objects that are supposed to interact with the human appear in the images. <text:s/></text:p>
        </text:list-item>
      </text:list>
      <text:list xml:id="list1241143756" text:style-name="L3">
        <text:list-item>
          <text:p text:style-name="P5">Minor contributions</text:p>
        </text:list-item>
      </text:list>
      <text:list xml:id="list718140968" text:style-name="L4">
        <text:list-item>
          <text:list>
            <text:list-item>
              <text:p text:style-name="P6">Using a fused descriptor (IJCV). Compared to CVPR2014 paper, we now fuse the geometric <text:s/>descriptor with motion information, using HoF features from Wang's IFT trajectories.</text:p>
            </text:list-item>
            <text:list-item>
              <text:p text:style-name="P6">Using the garbage collector (GC) formulation (IJCV). Emphasize the “visually” better poses that the method using GC, and also that always one of the top-5 scores poses is used after inference. Without GC, worse scored poses (top-20) are still used during inference. </text:p>
            </text:list-item>
            <text:list-item>
              <text:p text:style-name="P6">Finding a suitable initialization of V (actions) using a variation of k-means with structured constraints and with some inspiration in self-paced learning. Compare with random initialization (usual), a simple variation of k-means and majority voting, and the proposed initialization.</text:p>
            </text:list-item>
            <text:list-item>
              <text:p text:style-name="P6">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text:p>
            </text:list-item>
            <text:list-item>
              <text:p text:style-name="P6"><text:soft-page-break/>Using multiple parts formulation. We still associate a single action to each sequence, but as we match action and regions, we can use more regions than before, that we were restricted for the action annotations. <text:s/></text:p>
            </text:list-item>
          </text:list>
        </text:list-item>
      </text:list>
      <text:list xml:id="list1207834839" text:style-name="L7">
        <text:list-item>
          <text:p text:style-name="P7">Still for testing</text:p>
        </text:list-item>
      </text:list>
      <text:list xml:id="list717505734" text:style-name="L8">
        <text:list-item>
          <text:list>
            <text:list-item>
              <text:p text:style-name="P8">Using only one activity classifier (opposed to one per region).</text:p>
            </text:list-item>
            <text:list-item>
              <text:p text:style-name="P8"/>
            </text:list-item>
          </text:list>
        </text:list-item>
      </text:list>
      <text:h text:style-name="Heading_20_1" text:outline-level="1">Databases</text:h>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Heading">Database</text:p>
          </table:table-cell>
          <table:table-cell table:style-name="Table1.A1" office:value-type="string">
            <text:p text:style-name="Table_20_Heading">Composed actions</text:p>
          </table:table-cell>
          <table:table-cell table:style-name="Table1.A1" office:value-type="string">
            <text:p text:style-name="Table_20_Heading">Skeleton/ joints</text:p>
          </table:table-cell>
          <table:table-cell table:style-name="Table1.A1" office:value-type="string">
            <text:p text:style-name="Table_20_Heading">RGB</text:p>
          </table:table-cell>
          <table:table-cell table:style-name="Table1.A1" office:value-type="string">
            <text:p text:style-name="Table_20_Heading">Objects present</text:p>
          </table:table-cell>
          <table:table-cell table:style-name="Table1.F1" office:value-type="string">
            <text:p text:style-name="Table_20_Heading">Comment</text:p>
          </table:table-cell>
        </table:table-row>
        <table:table-row>
          <table:table-cell table:style-name="Table1.A2" office:value-type="string">
            <text:p text:style-name="P10">CAD120</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YES</text:p>
          </table:table-cell>
          <table:table-cell table:style-name="Table1.F2" office:value-type="string">
            <text:p text:style-name="P10"/>
          </table:table-cell>
        </table:table-row>
        <table:table-row>
          <table:table-cell table:style-name="Table1.A2" office:value-type="string">
            <text:p text:style-name="P10">Composable Activities</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NO</text:p>
          </table:table-cell>
          <table:table-cell table:style-name="Table1.F2" office:value-type="string">
            <text:p text:style-name="P10"/>
          </table:table-cell>
        </table:table-row>
        <table:table-row>
          <table:table-cell table:style-name="Table1.A2" office:value-type="string">
            <text:p text:style-name="P10">MPII Cooking Activities</text:p>
          </table:table-cell>
          <table:table-cell table:style-name="Table1.A2" office:value-type="string">
            <text:p text:style-name="P11">NO</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YES</text:p>
          </table:table-cell>
          <table:table-cell table:style-name="Table1.F2" office:value-type="string">
            <text:p text:style-name="P10"/>
          </table:table-cell>
        </table:table-row>
        <table:table-row>
          <table:table-cell table:style-name="Table1.A2" office:value-type="string">
            <text:p text:style-name="P10">MSR Action3D</text:p>
          </table:table-cell>
          <table:table-cell table:style-name="Table1.A2" office:value-type="string">
            <text:p text:style-name="P11">NO</text:p>
          </table:table-cell>
          <table:table-cell table:style-name="Table1.A2" office:value-type="string">
            <text:p text:style-name="P11">YES</text:p>
          </table:table-cell>
          <table:table-cell table:style-name="Table1.A2" office:value-type="string">
            <text:p text:style-name="P11">NO</text:p>
          </table:table-cell>
          <table:table-cell table:style-name="Table1.A2" office:value-type="string">
            <text:p text:style-name="P11">NO</text:p>
          </table:table-cell>
          <table:table-cell table:style-name="Table1.F2" office:value-type="string">
            <text:p text:style-name="P10"/>
          </table:table-cell>
        </table:table-row>
        <table:table-row>
          <table:table-cell table:style-name="Table1.A2" office:value-type="string">
            <text:p text:style-name="P10">MSR DailyActiv3D</text:p>
          </table:table-cell>
          <table:table-cell table:style-name="Table1.A2" office:value-type="string">
            <text:p text:style-name="P11">NO</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YES</text:p>
          </table:table-cell>
          <table:table-cell table:style-name="Table1.F2" office:value-type="string">
            <text:p text:style-name="P10"/>
          </table:table-cell>
        </table:table-row>
        <table:table-row>
          <table:table-cell table:style-name="Table1.A2" office:value-type="string">
            <text:p text:style-name="P10">sub-JHMDB</text:p>
          </table:table-cell>
          <table:table-cell table:style-name="Table1.A2" office:value-type="string">
            <text:p text:style-name="P11">NO</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YES</text:p>
          </table:table-cell>
          <table:table-cell table:style-name="Table1.F2" office:value-type="string">
            <text:p text:style-name="P10"/>
          </table:table-cell>
        </table:table-row>
        <table:table-row>
          <table:table-cell table:style-name="Table1.A2" office:value-type="string">
            <text:p text:style-name="P10">3D HOI</text:p>
          </table:table-cell>
          <table:table-cell table:style-name="Table1.A2" office:value-type="string">
            <text:p text:style-name="P11">NO</text:p>
          </table:table-cell>
          <table:table-cell table:style-name="Table1.A2" office:value-type="string">
            <text:p text:style-name="P11">YES</text:p>
          </table:table-cell>
          <table:table-cell table:style-name="Table1.A2" office:value-type="string">
            <text:p text:style-name="P11">YES</text:p>
          </table:table-cell>
          <table:table-cell table:style-name="Table1.A2" office:value-type="string">
            <text:p text:style-name="P11">YES</text:p>
          </table:table-cell>
          <table:table-cell table:style-name="Table1.F2" office:value-type="string">
            <text:p text:style-name="P10">Unavailable</text:p>
          </table:table-cell>
        </table:table-row>
      </table:table>
      <text:p text:style-name="P3"/>
      <text:p text:style-name="Text_20_body"><text:span text:style-name="T2">For each database, we need:</text:span></text:p>
      <text:list xml:id="list1932390360" text:style-name="L6">
        <text:list-item>
          <text:p text:style-name="P9"><text:span text:style-name="T2">Create folder structure of activities/subjects/videos</text:span></text:p>
        </text:list-item>
        <text:list-item>
          <text:p text:style-name="P9"><text:span text:style-name="T2">Create Skeleton.csv, SkeletonDepth.csv from joint data. If only 2D data is available, simulate 3D by adding depth information to joints (hands, elbows and kneed in front of skeleton).</text:span></text:p>
        </text:list-item>
        <text:list-item>
          <text:p text:style-name="P9"><text:span text:style-name="T2">Create action_stamp.txt, simmulating action annotations. The important think here is to respect the time spanning of the actions. in case of full-video actions (like MSR Action3D), infer the idle poses and propagate them, like in IJCV paper.</text:span></text:p>
        </text:list-item>
        <text:list-item>
          <text:p text:style-name="P9"><text:span text:style-name="T2">Create the train/test files according to splits in each dataset. This files will be the base of the method. </text:span></text:p>
        </text:list-item>
        <text:list-item>
          <text:p text:style-name="P9"><text:span text:style-name="T2">Create multiple train/test files for each split, using different number of regions (4, 10, 16). For simplicity, each region has the same number of descriptors. </text:span></text:p>
          <text:list>
            <text:list-item>
              <text:p text:style-name="P9"><text:span text:style-name="T2">Check how to handle the motion information for regions? Originally, the motion is encoded in the hands and feets, but now I do not have that info. I can encode the info in some joint of the part.</text:span></text:p>
            </text:list-item>
          </text:list>
        </text:list-item>
        <text:list-item>
          <text:p text:style-name="P9"><text:span text:style-name="T2">For each train/test file, create the latent action files, multiple action classifiers files, and the combination of latent actions and multiple action classifiers. </text:span></text:p>
        </text:list-item>
        <text:list-item>
          <text:p text:style-name="P9"><text:span text:style-name="T2">Run the code!</text:span></text:p>
        </text:list-item>
      </text:list>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0-16T18:59:57</dc:date>
    <dc:creator>ivan </dc:creator>
    <meta:editing-duration>PT2H58M29S</meta:editing-duration>
    <meta:editing-cycles>49</meta:editing-cycles>
    <meta:document-statistic meta:table-count="1" meta:image-count="0" meta:object-count="0" meta:page-count="2" meta:paragraph-count="66" meta:word-count="832" meta:character-count="5083" meta:non-whitespace-character-count="4325"/>
  </office:meta>
</office:document-meta>
</file>